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e6e6ff"/>
    </style:style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0]*[.E10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1]*[.E11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VB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2]*[.E12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3]*[.E13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/>
          <table:table-cell table:style-name="ce17"/>
          <table:table-cell table:style-name="ce17" table:formula="of:=[.C14]*[.E14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5]*[.E15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6]*[.E16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7]*[.E17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18]*[.E18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/>
          <table:table-cell table:style-name="ce18"/>
          <table:table-cell table:style-name="ce17" table:formula="of:=[.C19]*[.E19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0]*[.E20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1]*[.E21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2]*[.E22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3]*[.E23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9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/>
          <table:table-cell table:style-name="ce17"/>
          <table:table-cell table:style-name="ce17" table:formula="of:=[.C25]*[.E25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/>
          <table:table-cell table:style-name="ce17"/>
          <table:table-cell table:style-name="ce17" table:formula="of:=[.C26]*[.E26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/>
          <table:table-cell table:style-name="ce17"/>
          <table:table-cell table:style-name="ce17" table:formula="of:=[.C27]*[.E27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8]*[.E28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29]*[.E29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0]*[.E30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1]*[.E31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2]*[.E32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3]*[.E33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4]*[.E34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5]*[.E35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/>
          <table:table-cell table:style-name="ce17"/>
          <table:table-cell table:style-name="ce17" table:formula="of:=[.C36]*[.E36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7]*[.E37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22pF Capacitor</text:p>
          </table:table-cell>
          <table:table-cell office:value-type="string">
            <text:p>Kemet C1206C220K5GACTU</text:p>
          </table:table-cell>
          <table:table-cell office:value-type="float" office:value="2">
            <text:p>2</text:p>
          </table:table-cell>
          <table:table-cell/>
          <table:table-cell table:style-name="ce17"/>
          <table:table-cell table:style-name="ce17" table:formula="of:=[.C38]*[.E38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39]*[.E39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0]*[.E40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9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2]*[.E42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/>
          <table:table-cell table:style-name="ce17"/>
          <table:table-cell table:style-name="ce17" table:formula="of:=[.C43]*[.E43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4]*[.E44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5]*[.E45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6]*[.E46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7]*[.E47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8]*[.E48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49]*[.E49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9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/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/>
          <table:table-cell table:style-name="ce17"/>
          <table:table-cell table:style-name="ce17" table:formula="of:=[.C52]*[.E52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3]*[.E53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4]*[.E54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9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6]*[.E56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7]*[.E57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8]*[.E58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/>
          <table:table-cell table:style-name="ce17"/>
          <table:table-cell table:style-name="ce17" table:formula="of:=[.C59]*[.E59]" office:value-type="float" office:value="0">
            <text:p>0.00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20"/>
          <table:table-cell table:style-name="ce19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5”x4”</text:p>
          </table:table-cell>
          <table:table-cell office:value-type="float" office:value="1">
            <text:p>1</text:p>
          </table:table-cell>
          <table:table-cell office:value-type="string">
            <text:p>BatchPCB</text:p>
          </table:table-cell>
          <table:table-cell table:style-name="ce18" office:value-type="float" office:value="60">
            <text:p>60.00</text:p>
          </table:table-cell>
          <table:table-cell table:style-name="ce17" table:formula="of:=[.C61]*[.E61]" office:value-type="float" office:value="60">
            <text:p>60.00</text:p>
          </table:table-cell>
          <table:table-cell office:value-type="string">
            <text:p>Unknown</text:p>
          </table:table-cell>
          <table:table-cell table:style-name="Default" office:value-type="string">
            <text:p>BatchPCB charges a $10 setup fee per order and $2.50 per square Inch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18"/>
          <table:table-cell table:style-name="ce17" table:formula="of:=SUM([.F9:.F60])" office:value-type="float" office:value="3.19">
            <text:p>3.19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2-23T23:05:21</dc:date>
    <meta:editing-duration>PT5H15M15S</meta:editing-duration>
    <meta:editing-cycles>22</meta:editing-cycles>
    <meta:generator>LibreOffice/3.6$Linux_X86_64 LibreOffice_project/360m1$Build-2</meta:generator>
    <meta:document-statistic meta:table-count="1" meta:cell-count="359" meta:object-count="0"/>
  </office:meta>
</office:document-meta>
</file>